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xforms="http://www.w3.org/2002/xforms" xmlns:xsi="http://www.w3.org/2001/XMLSchema-instance" xmlns:dom="http://www.w3.org/2001/xml-events" xmlns:xsd="http://www.w3.org/2001/XMLSchema" xmlns:text="urn:oasis:names:tc:opendocument:xmlns:text:1.0" xmlns:of="urn:oasis:names:tc:opendocument:xmlns:of:1.2" xmlns:grddl="http://www.w3.org/2003/g/data-view#" xmlns:rpt="http://openoffice.org/2005/report" xmlns:office="urn:oasis:names:tc:opendocument:xmlns:office:1.0" xmlns:style="urn:oasis:names:tc:opendocument:xmlns:style:1.0" xmlns:dc="http://purl.org/dc/elements/1.1/" xmlns:ooo="http://openoffice.org/2004/office" xmlns:fo="urn:oasis:names:tc:opendocument:xmlns:xsl-fo-compatible:1.0" xmlns:xlink="http://www.w3.org/1999/xlink" xmlns:xhtml="http://www.w3.org/1999/xhtml" xmlns:svg="urn:oasis:names:tc:opendocument:xmlns:svg-compatible:1.0" xmlns:script="urn:oasis:names:tc:opendocument:xmlns:script:1.0" xmlns:table="urn:oasis:names:tc:opendocument:xmlns:table:1.0" xmlns:meta="urn:oasis:names:tc:opendocument:xmlns:meta:1.0" xmlns:draw="urn:oasis:names:tc:opendocument:xmlns:drawing:1.0" xmlns:oooc="http://openoffice.org/2004/calc" xmlns:number="urn:oasis:names:tc:opendocument:xmlns:datastyle:1.0" xmlns:chart="urn:oasis:names:tc:opendocument:xmlns:chart:1.0" xmlns:ooow="http://openoffice.org/2004/writer" xmlns:form="urn:oasis:names:tc:opendocument:xmlns:form:1.0" xmlns:dr3d="urn:oasis:names:tc:opendocument:xmlns:dr3d:1.0" xmlns:math="http://www.w3.org/1998/Math/MathML" xmlns:field="urn:openoffice:names:experimental:ooo-ms-interop:xmlns:field:1.0" office:version="1.1">
  <office:scripts/>
  <office:font-face-decls>
    <style:font-face style:name="PodStarSymbol" svg:font-family="StarSymbol"/>
    <style:font-face svg:font-family="Tahoma" style:name="Tahoma3"/>
    <style:font-face svg:font-family="Tahoma" style:name="Tahoma" style:font-family-generic="swiss"/>
    <style:font-face style:font-pitch="variable" svg:font-family="'Lucida Sans Unicode'" style:name="Lucida Sans Unicode"/>
    <style:font-face style:font-pitch="variable" svg:font-family="Tahoma" style:name="Tahoma2"/>
    <style:font-face style:font-pitch="variable" svg:font-family="'Times New Roman'" style:name="Times New Roman" style:font-family-generic="roman"/>
    <style:font-face style:font-pitch="variable" svg:font-family="Arial" style:name="Arial" style:font-family-generic="swiss"/>
    <style:font-face style:font-pitch="variable" svg:font-family="Tahoma" style:name="Tahoma1" style:font-family-generic="swiss"/>
    <style:font-face style:font-pitch="variable" svg:font-family="'Times New Roman'" style:name="Times New Roman1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paragraph" style:name="P1">
      <style:paragraph-properties fo:margin-left="0cm" style:writing-mode="lr-tb" fo:margin-right="0cm" fo:line-height="100%" fo:text-indent="0cm" style:punctuation-wrap="hanging" style:line-break="strict" fo:margin-top="0cm" fo:margin-bottom="0cm" style:text-autospace="ideograph-alpha" fo:text-align="start">
        <style:tab-stops/>
      </style:paragraph-properties>
      <style:text-properties fo:hyphenate="false"/>
    </style:style>
    <style:style style:family="text" style:name="T1">
      <style:text-properties style:font-weight-asian="normal" fo:language="fr" style:font-relief="none" style:text-underline-mode="continuous" style:country-complex="none" style:text-line-through-style="none" style:font-name="Tahoma" style:text-overline-color="font-color" style:text-underline-style="none" style:language-complex="zxx" style:font-size-complex="12pt" style:font-name-complex="Tahoma2" style:language-asian="zxx" style:text-outline="false" style:font-weight-complex="normal" style:country-asian="none" fo:letter-spacing="normal" style:text-overline-mode="continuous" fo:country="BE" style:font-style-asian="normal" style:font-name-asian="Lucida Sans Unicode" fo:font-size="10pt" fo:font-weight="normal" style:text-line-through-mode="continuous" style:font-size-asian="12pt" style:font-style-complex="normal" style:use-window-font-color="true" style:text-emphasize="none" style:letter-kerning="false" fo:text-shadow="none" style:text-position="0% 100%" style:text-scale="100%" fo:font-style="normal" style:text-overline-style="none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Add anything before</text:p>
      <text:p text:style-name="Standard"/>
      <table:table table:name="SplunkTable">
        <table:table-column table:number-columns-repeated="4"/>
        <table:table-row>
          <table:table-cell table:style-name="podHeaderCell" table:number-columns-spanned="1">
            <text:p text:style-name="podTableHeaderCell">clientip</text:p>
          </table:table-cell>
          <table:table-cell table:style-name="podHeaderCell" table:number-columns-spanned="1">
            <text:p text:style-name="podTableHeaderCell">count</text:p>
          </table:table-cell>
          <table:table-cell table:style-name="podHeaderCell" table:number-columns-spanned="1">
            <text:p text:style-name="podTableHeaderCell">percent</text:p>
          </table:table-cell>
          <table:table-cell table:style-name="podHeaderCell" table:number-columns-spanned="1">
            <text:p text:style-name="podTableHeaderCell">_tc</text:p>
          </table:table-cell>
        </table:table-row>
        <table:table-row>
          <table:table-cell table:style-name="podTableCell" table:number-columns-spanned="1">
            <text:p text:style-name="podTable">128.241.220.82</text:p>
          </table:table-cell>
          <table:table-cell table:style-name="podTableCell" table:number-columns-spanned="1">
            <text:p text:style-name="podTable">953</text:p>
          </table:table-cell>
          <table:table-cell table:style-name="podTableCell" table:number-columns-spanned="1">
            <text:p text:style-name="podTable">4.172870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10.103.4.4</text:p>
          </table:table-cell>
          <table:table-cell table:style-name="podTableCell" table:number-columns-spanned="1">
            <text:p text:style-name="podTable">951</text:p>
          </table:table-cell>
          <table:table-cell table:style-name="podTableCell" table:number-columns-spanned="1">
            <text:p text:style-name="podTable">4.164112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217.15.20.146</text:p>
          </table:table-cell>
          <table:table-cell table:style-name="podTableCell" table:number-columns-spanned="1">
            <text:p text:style-name="podTable">915</text:p>
          </table:table-cell>
          <table:table-cell table:style-name="podTableCell" table:number-columns-spanned="1">
            <text:p text:style-name="podTable">4.006480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201.122.42.235</text:p>
          </table:table-cell>
          <table:table-cell table:style-name="podTableCell" table:number-columns-spanned="1">
            <text:p text:style-name="podTable">913</text:p>
          </table:table-cell>
          <table:table-cell table:style-name="podTableCell" table:number-columns-spanned="1">
            <text:p text:style-name="podTable">3.997723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10.2.1.114</text:p>
          </table:table-cell>
          <table:table-cell table:style-name="podTableCell" table:number-columns-spanned="1">
            <text:p text:style-name="podTable">899</text:p>
          </table:table-cell>
          <table:table-cell table:style-name="podTableCell" table:number-columns-spanned="1">
            <text:p text:style-name="podTable">3.936422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170.192.178.10</text:p>
          </table:table-cell>
          <table:table-cell table:style-name="podTableCell" table:number-columns-spanned="1">
            <text:p text:style-name="podTable">865</text:p>
          </table:table-cell>
          <table:table-cell table:style-name="podTableCell" table:number-columns-spanned="1">
            <text:p text:style-name="podTable">3.787547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125.7.55.180</text:p>
          </table:table-cell>
          <table:table-cell table:style-name="podTableCell" table:number-columns-spanned="1">
            <text:p text:style-name="podTable">855</text:p>
          </table:table-cell>
          <table:table-cell table:style-name="podTableCell" table:number-columns-spanned="1">
            <text:p text:style-name="podTable">3.743760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212.58.253.71</text:p>
          </table:table-cell>
          <table:table-cell table:style-name="podTableCell" table:number-columns-spanned="1">
            <text:p text:style-name="podTable">854</text:p>
          </table:table-cell>
          <table:table-cell table:style-name="podTableCell" table:number-columns-spanned="1">
            <text:p text:style-name="podTable">3.739382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178.19.3.199</text:p>
          </table:table-cell>
          <table:table-cell table:style-name="podTableCell" table:number-columns-spanned="1">
            <text:p text:style-name="podTable">839</text:p>
          </table:table-cell>
          <table:table-cell table:style-name="podTableCell" table:number-columns-spanned="1">
            <text:p text:style-name="podTable">3.673702</text:p>
          </table:table-cell>
          <table:table-cell table:style-name="podTableCell" table:number-columns-spanned="1">
            <text:p text:style-name="podTable">22838</text:p>
          </table:table-cell>
        </table:table-row>
        <table:table-row>
          <table:table-cell table:style-name="podTableCell" table:number-columns-spanned="1">
            <text:p text:style-name="podTable">209.160.24.63</text:p>
          </table:table-cell>
          <table:table-cell table:style-name="podTableCell" table:number-columns-spanned="1">
            <text:p text:style-name="podTable">836</text:p>
          </table:table-cell>
          <table:table-cell table:style-name="podTableCell" table:number-columns-spanned="1">
            <text:p text:style-name="podTable">3.660566</text:p>
          </table:table-cell>
          <table:table-cell table:style-name="podTableCell" table:number-columns-spanned="1">
            <text:p text:style-name="podTable">22838</text:p>
          </table:table-cell>
        </table:table-row>
      </table:table>
      <text:p text:style-name="Standard"/>
      <text:p text:style-name="Standard">Add anything after</text:p>
    </office:text>
  </office:body>
</office:document-content>
</file>

<file path=styles.xml><?xml version="1.0" encoding="utf-8"?>
<office:document-styles xmlns:dom="http://www.w3.org/2001/xml-events" xmlns:text="urn:oasis:names:tc:opendocument:xmlns:text:1.0" xmlns:number="urn:oasis:names:tc:opendocument:xmlns:datastyle:1.0" xmlns:grddl="http://www.w3.org/2003/g/data-view#" xmlns:chart="urn:oasis:names:tc:opendocument:xmlns:chart:1.0" xmlns:office="urn:oasis:names:tc:opendocument:xmlns:office:1.0" xmlns:style="urn:oasis:names:tc:opendocument:xmlns:style:1.0" xmlns:dc="http://purl.org/dc/elements/1.1/" xmlns:ooo="http://openoffice.org/2004/office" xmlns:fo="urn:oasis:names:tc:opendocument:xmlns:xsl-fo-compatible:1.0" xmlns:xlink="http://www.w3.org/1999/xlink" xmlns:xhtml="http://www.w3.org/1999/xhtml" xmlns:svg="urn:oasis:names:tc:opendocument:xmlns:svg-compatible:1.0" xmlns:script="urn:oasis:names:tc:opendocument:xmlns:script:1.0" xmlns:table="urn:oasis:names:tc:opendocument:xmlns:table:1.0" xmlns:meta="urn:oasis:names:tc:opendocument:xmlns:meta:1.0" xmlns:draw="urn:oasis:names:tc:opendocument:xmlns:drawing:1.0" xmlns:oooc="http://openoffice.org/2004/calc" xmlns:of="urn:oasis:names:tc:opendocument:xmlns:of:1.2" xmlns:rpt="http://openoffice.org/2005/report" xmlns:ooow="http://openoffice.org/2004/writer" xmlns:form="urn:oasis:names:tc:opendocument:xmlns:form:1.0" xmlns:dr3d="urn:oasis:names:tc:opendocument:xmlns:dr3d:1.0" xmlns:math="http://www.w3.org/1998/Math/MathML" office:version="1.1">
  <office:font-face-decls>
    <style:font-face style:name="PodStarSymbol" svg:font-family="StarSymbol"/>
    <style:font-face svg:font-family="Tahoma" style:name="Tahoma3"/>
    <style:font-face svg:font-family="Tahoma" style:name="Tahoma" style:font-family-generic="swiss"/>
    <style:font-face style:font-pitch="variable" svg:font-family="'Lucida Sans Unicode'" style:name="Lucida Sans Unicode"/>
    <style:font-face style:font-pitch="variable" svg:font-family="Tahoma" style:name="Tahoma2"/>
    <style:font-face style:font-pitch="variable" svg:font-family="'Times New Roman'" style:name="Times New Roman" style:font-family-generic="roman"/>
    <style:font-face style:font-pitch="variable" svg:font-family="Arial" style:name="Arial" style:font-family-generic="swiss"/>
    <style:font-face style:font-pitch="variable" svg:font-family="Tahoma" style:name="Tahoma1" style:font-family-generic="swiss"/>
    <style:font-face style:font-pitch="variable" svg:font-family="'Times New Roman'" style:name="Times New Roman1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vertical="0.283cm" draw:start-line-spacing-vertical="0.283cm" draw:shadow-offset-x="0.3cm" fo:wrap-option="no-wrap" draw:end-line-spacing-horizontal="0.283cm" draw:shadow-offset-y="0.3cm" draw:start-line-spacing-horizontal="0.283cm" style:flow-with-text="false"/>
      <style:paragraph-properties style:font-independent-line-spacing="false" style:line-break="strict" style:writing-mode="lr-tb" style:text-autospace="ideograph-alpha">
        <style:tab-stops/>
      </style:paragraph-properties>
      <style:text-properties fo:country="BE" fo:language="fr" style:font-size-complex="12pt" style:country-complex="none" fo:font-size="12pt" style:language-asian="zxx" style:font-size-asian="12pt" style:country-asian="none" style:language-complex="zxx" style:use-window-font-color="true"/>
    </style:default-style>
    <style:default-style style:family="paragraph">
      <style:paragraph-properties style:tab-stop-distance="1.251cm" style:line-break="strict" style:punctuation-wrap="hanging" style:writing-mode="page" style:text-autospace="ideograph-alpha" fo:hyphenation-ladder-count="no-limit"/>
      <style:text-properties fo:hyphenation-remain-char-count="2" fo:country="BE" fo:language="fr" style:font-size-complex="12pt" style:country-complex="none" style:font-name-complex="Tahoma2" fo:hyphenate="false" fo:font-size="12pt" style:font-name-asian="Lucida Sans Unicode" style:font-name="Times New Roman" style:language-asian="zxx" fo:hyphenation-push-char-count="2" style:font-size-asian="12pt" style:country-asian="none" style:language-complex="zxx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top="0cm" fo:margin-bottom="0.212cm"/>
    </style:style>
    <style:style style:next-style-name="Text_20_body" style:family="paragraph" style:class="text" style:name="Heading" style:parent-style-name="Standard">
      <style:paragraph-properties fo:keep-with-next="always" fo:margin-top="0.423cm" fo:margin-bottom="0.212cm"/>
      <style:text-properties style:font-size-complex="14pt" style:font-name-complex="Tahoma2" fo:font-size="14pt" style:font-name-asian="Lucida Sans Unicode" style:font-name="Arial" style:font-size-asian="14pt"/>
    </style:style>
    <style:style style:family="paragraph" style:display-name="Heading 1" style:name="Heading_20_1" style:next-style-name="Text_20_body" style:class="text" style:parent-style-name="Heading" style:default-outline-level="1">
      <style:text-properties style:font-weight-asian="bold" style:font-size-complex="115%" fo:font-size="115%" style:font-weight-complex="bold" fo:font-weight="bold" style:font-size-asian="115%"/>
    </style:style>
    <style:style style:family="paragraph" style:display-name="Heading 2" style:name="Heading_20_2" style:next-style-name="Text_20_body" style:class="text" style:parent-style-name="Heading" style:default-outline-level="2">
      <style:text-properties style:font-weight-asian="bold" style:font-weight-complex="bold" style:font-size-complex="14pt" style:font-style-asian="italic" fo:font-size="14pt" fo:font-weight="bold" fo:font-style="italic" style:font-size-asian="14pt" style:font-style-complex="italic"/>
    </style:style>
    <style:style style:family="paragraph" style:display-name="Heading 3" style:name="Heading_20_3" style:next-style-name="Text_20_body" style:class="text" style:parent-style-name="Heading" style:default-outline-level="3">
      <style:text-properties style:font-weight-asian="bold" style:font-size-complex="14pt" fo:font-size="14pt" style:font-weight-complex="bold" fo:font-weight="bold" style:font-size-asian="14pt"/>
    </style:style>
    <style:style style:class="list" style:family="paragraph" style:name="List" style:parent-style-name="Text_20_body">
      <style:text-properties style:font-name-complex="Tahoma3"/>
    </style:style>
    <style:style style:class="extra" style:display-name="Table Contents" style:family="paragraph" style:name="Table_20_Contents" style:parent-style-name="Standard">
      <style:paragraph-properties text:number-lines="false" text:line-number="0"/>
    </style:style>
    <style:style style:class="extra" style:display-name="Table Heading" style:family="paragraph" style:name="Table_20_Heading" style:parent-style-name="Table_20_Contents">
      <style:paragraph-properties style:justify-single-word="false" text:number-lines="false" text:line-number="0" fo:text-align="center"/>
      <style:text-properties style:font-weight-asian="bold" style:font-weight-complex="bold" style:font-style-asian="italic" fo:font-weight="bold" fo:font-style="italic" style:font-style-complex="italic"/>
    </style:style>
    <style:style style:class="extra" style:family="paragraph" style:name="Caption" style:parent-style-name="Standard">
      <style:paragraph-properties text:number-lines="false" fo:margin-top="0.212cm" fo:margin-bottom="0.212cm" text:line-number="0"/>
      <style:text-properties style:font-size-complex="12pt" style:font-name-complex="Tahoma3" style:font-style-asian="italic" fo:font-size="12pt" fo:font-style="italic" style:font-size-asian="12pt" style:font-style-complex="italic"/>
    </style:style>
    <style:style style:class="index" style:family="paragraph" style:name="Index" style:parent-style-name="Standard">
      <style:paragraph-properties text:number-lines="false" text:line-number="0"/>
      <style:text-properties style:font-name-complex="Tahoma3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footnotes-position="page" text:note-class="footnote" text:start-numbering-at="document" style:num-format="1" text:start-value="0"/>
    <text:notes-configuration text:note-class="endnote" style:num-format="i" text:start-value="0"/>
    <text:linenumbering-configuration text:offset="0.499cm" text:number-lines="false" text:number-position="left" style:num-format="1" text:increment="5"/>
  </office:styles>
  <office:automatic-styles>
    <style:page-layout style:name="Mpm1">
      <style:page-layout-properties fo:margin-left="2cm" fo:page-height="29.699cm" style:writing-mode="lr-tb" fo:margin-right="2cm" style:num-format="1" style:footnote-max-height="0cm" style:print-orientation="portrait" fo:margin-top="2cm" fo:margin-bottom="2cm" fo:page-width="20.999cm">
        <style:footnote-sep style:rel-width="25%" style:distance-after-sep="0.101cm" style:distance-before-sep="0.101cm" style:width="0.018cm" style:adjustment="left" style:color="#000000"/>
      </style:page-layout-properties>
      <style:header-style/>
      <style:footer-style/>
    </style:page-layout>
  </office:automatic-styles>
  <office:master-styles>
    <style:master-page style:page-layout-name="M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6:54:23.70</dc:date>
    <dc:language>fr-BE</dc:language>
    <meta:editing-cycles>36</meta:editing-cycles>
    <meta:editing-duration>PT5H50M39S</meta:editing-duration>
    <meta:document-statistic meta:table-count="0" meta:image-count="0" meta:object-count="0" meta:page-count="1" meta:paragraph-count="3" meta:word-count="12" meta:character-count="65"/>
    <meta:user-defined meta:name="Info 1"/>
    <meta:user-defined meta:name="Info 2"/>
    <meta:user-defined meta:name="Info 3"/>
    <meta:user-defined meta:name="Info 4"/>
  </office:meta>
</office:document-meta>
</file>